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2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2-ой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-29" calcext:value-type="float">
            <text:p>-29</text:p>
          </table:table-cell>
          <table:table-cell table:style-name="Default" office:value-type="string" calcext:value-type="string">
            <text:p>Разность </text:p>
          </table:table-cell>
          <table:table-cell table:style-name="Default" table:formula="of:=[.B1]-[.C1]" office:value-type="float" office:value="141" calcext:value-type="float">
            <text:p>141</text:p>
          </table:table-cell>
          <table:table-cell table:style-name="Default" office:value-type="string" calcext:value-type="string">
            <text:p>Угол</text:p>
          </table:table-cell>
          <table:table-cell table:style-name="Default" table:formula="of:=180 - [.E1]" office:value-type="float" office:value="39" calcext:value-type="float">
            <text:p>39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3-ий</text:p>
          </table:table-cell>
          <table:table-cell table:style-name="Default" office:value-type="string" calcext:value-type="string">
            <text:p>Горизонтальная поляризация — 159 → проходит только необычкнованная</text:p>
          </table:table-cell>
          <table:table-cell table:style-name="Default" table:number-columns-repeated="5"/>
          <table:table-cell table:style-name="Default" office:value-type="string" calcext:value-type="string">
            <text:p>Соответственно 69 — обычкнвенная</text:p>
          </table:table-cell>
          <table:table-cell table:number-columns-repeated="6"/>
        </table:table-row>
        <table:table-row table:style-name="ro1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5-ая</text:p>
          </table:table-cell>
          <table:table-cell table:style-name="Default" office:value-type="string" calcext:value-type="string">
            <text:p>2 * phi1</text:p>
          </table:table-cell>
          <table:table-cell table:style-name="Default" office:value-type="string" calcext:value-type="string">
            <text:p>psi</text:p>
          </table:table-cell>
          <table:table-cell table:style-name="Default" table:number-columns-repeated="2"/>
          <table:table-cell table:style-name="Default" office:value-type="string" calcext:value-type="string">
            <text:p>2 phi</text:p>
          </table:table-cell>
          <table:table-cell table:style-name="Default" office:value-type="string" calcext:value-type="string">
            <text:p>psi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Обыкновенная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3.5" calcext:value-type="float">
            <text:p>213,5</text:p>
          </table:table-cell>
          <table:table-cell table:style-name="Default"/>
          <table:table-cell table:style-name="Default" office:value-type="string" calcext:value-type="string">
            <text:p>Необыкновенная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sinA</text:p>
          </table:table-cell>
          <table:table-cell table:formula="of:=SIN([.G1] * 3.1415 / 180)" office:value-type="float" office:value="0.62930478976102" calcext:value-type="float">
            <text:p>0,62930478976102</text:p>
          </table:table-cell>
          <table:table-cell/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/>
          <table:table-cell office:value-type="string" calcext:value-type="string">
            <text:p>cosA</text:p>
          </table:table-cell>
          <table:table-cell table:formula="of:=COS([.G1] * 3.1415 / 180)" office:value-type="float" office:value="0.777158594872269" calcext:value-type="float">
            <text:p>0,777158594872269</text:p>
          </table:table-cell>
          <table:table-cell/>
          <table:table-cell table:formula="of:=[.B6]/2 * 3.1415 / 180" office:value-type="float" office:value="0" calcext:value-type="float">
            <text:p>0</text:p>
          </table:table-cell>
          <table:table-cell table:formula="of:=([.C6]-180)*3.1415/180" office:value-type="float" office:value="0.584668055555556" calcext:value-type="float">
            <text:p>0,584668055555556</text:p>
          </table:table-cell>
          <table:table-cell table:formula="of:= (1/([.$J$6])) * SQRT(SIN([.L7])*SIN([.L7]) + SIN([.M7])*SIN([.M7]) + 2* SIN([.L7])*SIN([.M7])*[.$J$7])" office:value-type="float" office:value="0.877035444187704" calcext:value-type="float">
            <text:p>0,877035444187704</text:p>
          </table:table-cell>
        </table:table-row>
        <table:table-row table:style-name="ro1"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table:number-columns-repeated="2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/>
          <table:table-cell table:number-columns-repeated="3"/>
          <table:table-cell table:formula="of:=[.B7]/2 * 3.1415 / 180" office:value-type="float" office:value="0.0872638888888889" calcext:value-type="float">
            <text:p>0,087263888888889</text:p>
          </table:table-cell>
          <table:table-cell table:formula="of:=([.C7]-180)*3.1415/180" office:value-type="float" office:value="0.523583333333333" calcext:value-type="float">
            <text:p>0,523583333333333</text:p>
          </table:table-cell>
          <table:table-cell table:formula="of:= (1/([.$J$6])) * SQRT(SIN([.L8])*SIN([.L8]) + SIN([.M8])*SIN([.M8]) + 2* SIN([.L8])*SIN([.M8])*[.$J$7])" office:value-type="float" office:value="0.906335993005646" calcext:value-type="float">
            <text:p>0,906335993005646</text:p>
          </table:table-cell>
        </table:table-row>
        <table:table-row table:style-name="ro1"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table:number-columns-repeated="2"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/>
          <table:table-cell table:number-columns-repeated="3"/>
          <table:table-cell table:formula="of:=[.B8]/2 * 3.1415 / 180" office:value-type="float" office:value="0.174527777777778" calcext:value-type="float">
            <text:p>0,174527777777778</text:p>
          </table:table-cell>
          <table:table-cell table:formula="of:=([.C8]-180)*3.1415/180" office:value-type="float" office:value="0.488677777777778" calcext:value-type="float">
            <text:p>0,488677777777778</text:p>
          </table:table-cell>
          <table:table-cell table:formula="of:= (1/([.$J$6])) * SQRT(SIN([.L9])*SIN([.L9]) + SIN([.M9])*SIN([.M9]) + 2* SIN([.L9])*SIN([.M9])*[.$J$7])" office:value-type="float" office:value="0.97600693265316" calcext:value-type="float">
            <text:p>0,97600693265316</text:p>
          </table:table-cell>
        </table:table-row>
        <table:table-row table:style-name="ro1">
          <table:table-cell table:style-name="Default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table:number-columns-repeated="2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07.5" calcext:value-type="float">
            <text:p>207,5</text:p>
          </table:table-cell>
          <table:table-cell table:style-name="Default"/>
          <table:table-cell table:number-columns-repeated="3"/>
          <table:table-cell table:formula="of:=[.B9]/2 * 3.1415 / 180" office:value-type="float" office:value="0.349055555555556" calcext:value-type="float">
            <text:p>0,349055555555556</text:p>
          </table:table-cell>
          <table:table-cell table:formula="of:=([.C9]-180)*3.1415/180" office:value-type="float" office:value="0.366508333333333" calcext:value-type="float">
            <text:p>0,366508333333333</text:p>
          </table:table-cell>
          <table:table-cell table:formula="of:= (1/([.$J$6])) * SQRT(SIN([.L10])*SIN([.L10]) + SIN([.M10])*SIN([.M10]) + 2* SIN([.L10])*SIN([.M10])*[.$J$7])" office:value-type="float" office:value="1.04912778648853" calcext:value-type="float">
            <text:p>1,04912778648853</text:p>
          </table:table-cell>
        </table:table-row>
        <table:table-row table:style-name="ro1"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table:number-columns-repeated="2"/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07.5" calcext:value-type="float">
            <text:p>207,5</text:p>
          </table:table-cell>
          <table:table-cell table:style-name="Default"/>
          <table:table-cell table:number-columns-repeated="3"/>
          <table:table-cell table:formula="of:=[.B10]/2 * 3.1415 / 180" office:value-type="float" office:value="0.523583333333333" calcext:value-type="float">
            <text:p>0,523583333333333</text:p>
          </table:table-cell>
          <table:table-cell table:formula="of:=([.C10]-180)*3.1415/180" office:value-type="float" office:value="0.366508333333333" calcext:value-type="float">
            <text:p>0,366508333333333</text:p>
          </table:table-cell>
          <table:table-cell table:formula="of:= (1/([.$J$6])) * SQRT(SIN([.L11])*SIN([.L11]) + SIN([.M11])*SIN([.M11]) + 2* SIN([.L11])*SIN([.M11])*[.$J$7])" office:value-type="float" office:value="1.28791954204591" calcext:value-type="float">
            <text:p>1,28791954204591</text:p>
          </table:table-cell>
        </table:table-row>
        <table:table-row table:style-name="ro1"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4.5" calcext:value-type="float">
            <text:p>204,5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9.5" calcext:value-type="float">
            <text:p>209,5</text:p>
          </table:table-cell>
          <table:table-cell table:style-name="Default"/>
          <table:table-cell table:number-columns-repeated="3"/>
          <table:table-cell table:formula="of:=[.B11]/2 * 3.1415 / 180" office:value-type="float" office:value="0.698111111111111" calcext:value-type="float">
            <text:p>0,698111111111111</text:p>
          </table:table-cell>
          <table:table-cell table:formula="of:=([.C11]-180)*3.1415/180" office:value-type="float" office:value="0.383961111111111" calcext:value-type="float">
            <text:p>0,383961111111111</text:p>
          </table:table-cell>
          <table:table-cell table:formula="of:= (1/([.$J$6])) * SQRT(SIN([.L12])*SIN([.L12]) + SIN([.M12])*SIN([.M12]) + 2* SIN([.L12])*SIN([.M12])*[.$J$7])" office:value-type="float" office:value="1.5305546651975" calcext:value-type="float">
            <text:p>1,5305546651975</text:p>
          </table:table-cell>
        </table:table-row>
        <table:table-row table:style-name="ro1">
          <table:table-cell table:style-name="Default"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table:number-columns-repeated="2"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212.5" calcext:value-type="float">
            <text:p>212,5</text:p>
          </table:table-cell>
          <table:table-cell table:style-name="Default"/>
          <table:table-cell table:number-columns-repeated="3"/>
          <table:table-cell table:formula="of:=[.B12]/2 * 3.1415 / 180" office:value-type="float" office:value="0.872638888888889" calcext:value-type="float">
            <text:p>0,872638888888889</text:p>
          </table:table-cell>
          <table:table-cell table:formula="of:=([.C12]-180)*3.1415/180" office:value-type="float" office:value="0.427593055555556" calcext:value-type="float">
            <text:p>0,427593055555556</text:p>
          </table:table-cell>
          <table:table-cell table:formula="of:= (1/([.$J$6])) * SQRT(SIN([.L13])*SIN([.L13]) + SIN([.M13])*SIN([.M13]) + 2* SIN([.L13])*SIN([.M13])*[.$J$7])" office:value-type="float" office:value="1.77839386013715" calcext:value-type="float">
            <text:p>1,77839386013715</text:p>
          </table:table-cell>
        </table:table-row>
        <table:table-row table:style-name="ro1">
          <table:table-cell table:style-name="Default" table:number-columns-repeated="8"/>
          <table:table-cell table:number-columns-repeated="3"/>
          <table:table-cell table:formula="of:=[.B13]/2 * 3.1415 / 180" office:value-type="float" office:value="1.04716666666667" calcext:value-type="float">
            <text:p>1,04716666666667</text:p>
          </table:table-cell>
          <table:table-cell table:formula="of:=([.C13]-180)*3.1415/180" office:value-type="float" office:value="0.488677777777778" calcext:value-type="float">
            <text:p>0,488677777777778</text:p>
          </table:table-cell>
          <table:table-cell table:formula="of:= (1/([.$J$6])) * SQRT(SIN([.L14])*SIN([.L14]) + SIN([.M14])*SIN([.M14]) + 2* SIN([.L14])*SIN([.M14])*[.$J$7])" office:value-type="float" office:value="2.01144620925284" calcext:value-type="float">
            <text:p>2,01144620925284</text:p>
          </table:table-cell>
        </table:table-row>
        <table:table-row table:style-name="ro1">
          <table:table-cell office:value-type="string" calcext:value-type="string">
            <text:p>phi2</text:p>
          </table:table-cell>
          <table:table-cell office:value-type="string" calcext:value-type="string">
            <text:p>ОБЫКНОВЕННАЯ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РАДИАНЫ</text:p>
          </table:table-cell>
          <table:table-cell/>
          <table:table-cell office:value-type="string" calcext:value-type="string">
            <text:p>СИНУСЫ</text:p>
          </table:table-cell>
          <table:table-cell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" calcext:value-type="float">
            <text:p>-5</text:p>
          </table:table-cell>
          <table:table-cell office:value-type="float" office:value="-90" calcext:value-type="float">
            <text:p>-90</text:p>
          </table:table-cell>
          <table:table-cell table:formula="of:=[.B16]*3.1415 / 180" office:value-type="float" office:value="-0.0872638888888889" calcext:value-type="float">
            <text:p>-0,087263888888889</text:p>
          </table:table-cell>
          <table:table-cell table:formula="of:=[.C16]*3.1415 / 180" office:value-type="float" office:value="-1.57075" calcext:value-type="float">
            <text:p>-1,57075</text:p>
          </table:table-cell>
          <table:table-cell table:formula="of:=SIN([.D16])" office:value-type="float" office:value="-0.0871531788302887" calcext:value-type="float">
            <text:p>-0,087153178830289</text:p>
          </table:table-cell>
          <table:table-cell table:formula="of:=SIN([.E16])" office:value-type="float" office:value="-0.999999998926914" calcext:value-type="float">
            <text:p>-0,999999998926914</text:p>
          </table:table-cell>
          <table:table-cell table:formula="of:= 1 / [.$J$6] * SQRT([.F16]^2 + [.G16]^2 + 2 * [.F16] * [.G16] * [.$J$7])" office:value-type="float" office:value="1.69892166477689" calcext:value-type="float">
            <text:p>1,69892166477689</text:p>
          </table:table-cell>
          <table:table-cell table:number-columns-repeated="3"/>
          <table:table-cell office:value-type="string" calcext:value-type="string">
            <text:p><text:s/>phi1</text:p>
          </table:table-cell>
          <table:table-cell office:value-type="string" calcext:value-type="string">
            <text:p>phi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$G$1] + [.A17]-[.B17]" office:value-type="float" office:value="74" calcext:value-type="float">
            <text:p>74</text:p>
          </table:table-cell>
          <table:table-cell table:formula="of:=[.B17]*3.1415 / 180" office:value-type="float" office:value="0.0872638888888889" calcext:value-type="float">
            <text:p>0,087263888888889</text:p>
          </table:table-cell>
          <table:table-cell table:formula="of:=[.C17]*3.1415 / 180" office:value-type="float" office:value="1.29150555555556" calcext:value-type="float">
            <text:p>1,29150555555556</text:p>
          </table:table-cell>
          <table:table-cell table:formula="of:=SIN([.D17])" office:value-type="float" office:value="0.0871531788302887" calcext:value-type="float">
            <text:p>0,087153178830289</text:p>
          </table:table-cell>
          <table:table-cell table:formula="of:=SIN([.E17])" office:value-type="float" office:value="0.961251195960428" calcext:value-type="float">
            <text:p>0,961251195960428</text:p>
          </table:table-cell>
          <table:table-cell table:formula="of:= 1 / [.$J$6] * SQRT([.F17]^2 + [.G17]^2 + 2 * [.F17] * [.G17] * [.$J$7])" office:value-type="float" office:value="1.63743179995888" calcext:value-type="float">
            <text:p>1,63743179995888</text:p>
          </table:table-cell>
          <table:table-cell table:number-columns-repeated="3"/>
          <table:table-cell table:formula="of:=[.F7]/2 * 3.1415 / 180" office:value-type="float" office:value="0.0872638888888889" calcext:value-type="float">
            <text:p>0,087263888888889</text:p>
          </table:table-cell>
          <table:table-cell table:formula="of:=([.G7]-180) * 3.1415/180" office:value-type="float" office:value="0.698111111111111" calcext:value-type="float">
            <text:p>0,698111111111111</text:p>
          </table:table-cell>
          <table:table-cell table:formula="of:== (1/([.$J$6])) * SQRT(SIN([.L17])*SIN([.L17]) + SIN([.M17])*SIN([.M17]) + 2* SIN([.L17])*SIN([.M17])*[.$J$7])" office:value-type="float" office:value="1.13238832246625" calcext:value-type="float">
            <text:p>1,132388322466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$G$1] + [.A18]-[.B18]" office:value-type="float" office:value="63" calcext:value-type="float">
            <text:p>63</text:p>
          </table:table-cell>
          <table:table-cell table:formula="of:=[.B18]*3.1415 / 180" office:value-type="float" office:value="0.174527777777778" calcext:value-type="float">
            <text:p>0,174527777777778</text:p>
          </table:table-cell>
          <table:table-cell table:formula="of:=[.C18]*3.1415 / 180" office:value-type="float" office:value="1.099525" calcext:value-type="float">
            <text:p>1,099525</text:p>
          </table:table-cell>
          <table:table-cell table:formula="of:=SIN([.D18])" office:value-type="float" office:value="0.173643108443876" calcext:value-type="float">
            <text:p>0,173643108443876</text:p>
          </table:table-cell>
          <table:table-cell table:formula="of:=SIN([.E18])" office:value-type="float" office:value="0.890991801372532" calcext:value-type="float">
            <text:p>0,890991801372532</text:p>
          </table:table-cell>
          <table:table-cell table:formula="of:= 1 / [.$J$6] * SQRT([.F18]^2 + [.G18]^2 + 2 * [.F18] * [.G18] * [.$J$7])" office:value-type="float" office:value="1.63949668572202" calcext:value-type="float">
            <text:p>1,63949668572202</text:p>
          </table:table-cell>
          <table:table-cell table:number-columns-repeated="3"/>
          <table:table-cell table:formula="of:=[.F8]/2 * 3.1415 / 180" office:value-type="float" office:value="0.174527777777778" calcext:value-type="float">
            <text:p>0,174527777777778</text:p>
          </table:table-cell>
          <table:table-cell table:formula="of:=([.G8]-180) * 3.1415/180" office:value-type="float" office:value="0.593394444444444" calcext:value-type="float">
            <text:p>0,593394444444444</text:p>
          </table:table-cell>
          <table:table-cell table:formula="of:== (1/([.$J$6])) * SQRT(SIN([.L18])*SIN([.L18]) + SIN([.M18])*SIN([.M18]) + 2* SIN([.L18])*SIN([.M18])*[.$J$7])" office:value-type="float" office:value="1.11658990070969" calcext:value-type="float">
            <text:p>1,116589900709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$G$1] + [.A19]-[.B19]" office:value-type="float" office:value="55" calcext:value-type="float">
            <text:p>55</text:p>
          </table:table-cell>
          <table:table-cell table:formula="of:=[.B19]*3.1415 / 180" office:value-type="float" office:value="0.261791666666667" calcext:value-type="float">
            <text:p>0,261791666666667</text:p>
          </table:table-cell>
          <table:table-cell table:formula="of:=[.C19]*3.1415 / 180" office:value-type="float" office:value="0.959902777777778" calcext:value-type="float">
            <text:p>0,959902777777778</text:p>
          </table:table-cell>
          <table:table-cell table:formula="of:=SIN([.D19])" office:value-type="float" office:value="0.258811587053533" calcext:value-type="float">
            <text:p>0,258811587053533</text:p>
          </table:table-cell>
          <table:table-cell table:formula="of:=SIN([.E19])" office:value-type="float" office:value="0.819135805541986" calcext:value-type="float">
            <text:p>0,819135805541986</text:p>
          </table:table-cell>
          <table:table-cell table:formula="of:= 1 / [.$J$6] * SQRT([.F19]^2 + [.G19]^2 + 2 * [.F19] * [.G19] * [.$J$7])" office:value-type="float" office:value="1.64179850023341" calcext:value-type="float">
            <text:p>1,64179850023341</text:p>
          </table:table-cell>
          <table:table-cell table:number-columns-repeated="3"/>
          <table:table-cell table:formula="of:=[.F9]/2 * 3.1415 / 180" office:value-type="float" office:value="0.349055555555556" calcext:value-type="float">
            <text:p>0,349055555555556</text:p>
          </table:table-cell>
          <table:table-cell table:formula="of:=([.G9]-180) * 3.1415/180" office:value-type="float" office:value="0.506130555555556" calcext:value-type="float">
            <text:p>0,506130555555556</text:p>
          </table:table-cell>
          <table:table-cell table:formula="of:== (1/([.$J$6])) * SQRT(SIN([.L19])*SIN([.L19]) + SIN([.M19])*SIN([.M19]) + 2* SIN([.L19])*SIN([.M19])*[.$J$7])" office:value-type="float" office:value="1.24079994281025" calcext:value-type="float">
            <text:p>1,240799942810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$G$1] + [.A20]-[.B20]" office:value-type="float" office:value="48" calcext:value-type="float">
            <text:p>48</text:p>
          </table:table-cell>
          <table:table-cell table:formula="of:=[.B20]*3.1415 / 180" office:value-type="float" office:value="0.349055555555556" calcext:value-type="float">
            <text:p>0,349055555555556</text:p>
          </table:table-cell>
          <table:table-cell table:formula="of:=[.C20]*3.1415 / 180" office:value-type="float" office:value="0.837733333333333" calcext:value-type="float">
            <text:p>0,837733333333333</text:p>
          </table:table-cell>
          <table:table-cell table:formula="of:=SIN([.D20])" office:value-type="float" office:value="0.342010469319254" calcext:value-type="float">
            <text:p>0,342010469319254</text:p>
          </table:table-cell>
          <table:table-cell table:formula="of:=SIN([.E20])" office:value-type="float" office:value="0.743128292623171" calcext:value-type="float">
            <text:p>0,743128292623171</text:p>
          </table:table-cell>
          <table:table-cell table:formula="of:= 1 / [.$J$6] * SQRT([.F20]^2 + [.G20]^2 + 2 * [.F20] * [.G20] * [.$J$7])" office:value-type="float" office:value="1.63931075757885" calcext:value-type="float">
            <text:p>1,63931075757885</text:p>
          </table:table-cell>
          <table:table-cell table:number-columns-repeated="3"/>
          <table:table-cell table:formula="of:=[.F10]/2 * 3.1415 / 180" office:value-type="float" office:value="0.523583333333333" calcext:value-type="float">
            <text:p>0,523583333333333</text:p>
          </table:table-cell>
          <table:table-cell table:formula="of:=([.G10]-180) * 3.1415/180" office:value-type="float" office:value="0.479951388888889" calcext:value-type="float">
            <text:p>0,479951388888889</text:p>
          </table:table-cell>
          <table:table-cell table:formula="of:== (1/([.$J$6])) * SQRT(SIN([.L20])*SIN([.L20]) + SIN([.M20])*SIN([.M20]) + 2* SIN([.L20])*SIN([.M20])*[.$J$7])" office:value-type="float" office:value="1.44072132991282" calcext:value-type="float">
            <text:p>1,440721329912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$G$1] + [.A21]-[.B21]" office:value-type="float" office:value="42" calcext:value-type="float">
            <text:p>42</text:p>
          </table:table-cell>
          <table:table-cell table:formula="of:=[.B21]*3.1415 / 180" office:value-type="float" office:value="0.436319444444445" calcext:value-type="float">
            <text:p>0,436319444444445</text:p>
          </table:table-cell>
          <table:table-cell table:formula="of:=[.C21]*3.1415 / 180" office:value-type="float" office:value="0.733016666666667" calcext:value-type="float">
            <text:p>0,733016666666667</text:p>
          </table:table-cell>
          <table:table-cell table:formula="of:=SIN([.D21])" office:value-type="float" office:value="0.422606598834884" calcext:value-type="float">
            <text:p>0,422606598834884</text:p>
          </table:table-cell>
          <table:table-cell table:formula="of:=SIN([.E21])" office:value-type="float" office:value="0.669114540027464" calcext:value-type="float">
            <text:p>0,669114540027464</text:p>
          </table:table-cell>
          <table:table-cell table:formula="of:= 1 / [.$J$6] * SQRT([.F21]^2 + [.G21]^2 + 2 * [.F21] * [.G21] * [.$J$7])" office:value-type="float" office:value="1.64052401434495" calcext:value-type="float">
            <text:p>1,64052401434495</text:p>
          </table:table-cell>
          <table:table-cell table:number-columns-repeated="3"/>
          <table:table-cell table:formula="of:=[.F11]/2 * 3.1415 / 180" office:value-type="float" office:value="0.698111111111111" calcext:value-type="float">
            <text:p>0,698111111111111</text:p>
          </table:table-cell>
          <table:table-cell table:formula="of:=([.G11]-180) * 3.1415/180" office:value-type="float" office:value="0.479951388888889" calcext:value-type="float">
            <text:p>0,479951388888889</text:p>
          </table:table-cell>
          <table:table-cell table:formula="of:== (1/([.$J$6])) * SQRT(SIN([.L21])*SIN([.L21]) + SIN([.M21])*SIN([.M21]) + 2* SIN([.L21])*SIN([.M21])*[.$J$7])" office:value-type="float" office:value="1.6572428515345" calcext:value-type="float">
            <text:p>1,65724285153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[.$G$1] + [.A22]-[.B22]" office:value-type="float" office:value="36" calcext:value-type="float">
            <text:p>36</text:p>
          </table:table-cell>
          <table:table-cell table:formula="of:=[.B22]*3.1415 / 180" office:value-type="float" office:value="0.523583333333333" calcext:value-type="float">
            <text:p>0,523583333333333</text:p>
          </table:table-cell>
          <table:table-cell table:formula="of:=[.C22]*3.1415 / 180" office:value-type="float" office:value="0.6283" calcext:value-type="float">
            <text:p>0,6283</text:p>
          </table:table-cell>
          <table:table-cell table:formula="of:=SIN([.D22])" office:value-type="float" office:value="0.499986626546633" calcext:value-type="float">
            <text:p>0,499986626546633</text:p>
          </table:table-cell>
          <table:table-cell table:formula="of:=SIN([.E22])" office:value-type="float" office:value="0.587770260525809" calcext:value-type="float">
            <text:p>0,587770260525809</text:p>
          </table:table-cell>
          <table:table-cell table:formula="of:= 1 / [.$J$6] * SQRT([.F22]^2 + [.G22]^2 + 2 * [.F22] * [.G22] * [.$J$7])" office:value-type="float" office:value="1.63003210941375" calcext:value-type="float">
            <text:p>1,63003210941375</text:p>
          </table:table-cell>
          <table:table-cell table:number-columns-repeated="3"/>
          <table:table-cell table:formula="of:=[.F12]/2 * 3.1415 / 180" office:value-type="float" office:value="0.872638888888889" calcext:value-type="float">
            <text:p>0,872638888888889</text:p>
          </table:table-cell>
          <table:table-cell table:formula="of:=([.G12]-180) * 3.1415/180" office:value-type="float" office:value="0.514856944444444" calcext:value-type="float">
            <text:p>0,514856944444444</text:p>
          </table:table-cell>
          <table:table-cell table:formula="of:== (1/([.$J$6])) * SQRT(SIN([.L22])*SIN([.L22]) + SIN([.M22])*SIN([.M22]) + 2* SIN([.L22])*SIN([.M22])*[.$J$7])" office:value-type="float" office:value="1.89061183349221" calcext:value-type="float">
            <text:p>1,890611833492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[.$G$1] + [.A23]-[.B23]" office:value-type="float" office:value="31" calcext:value-type="float">
            <text:p>31</text:p>
          </table:table-cell>
          <table:table-cell table:formula="of:=[.B23]*3.1415 / 180" office:value-type="float" office:value="0.610847222222222" calcext:value-type="float">
            <text:p>0,610847222222222</text:p>
          </table:table-cell>
          <table:table-cell table:formula="of:=[.C23]*3.1415 / 180" office:value-type="float" office:value="0.541036111111111" calcext:value-type="float">
            <text:p>0,541036111111111</text:p>
          </table:table-cell>
          <table:table-cell table:formula="of:=SIN([.D23])" office:value-type="float" office:value="0.573561678434562" calcext:value-type="float">
            <text:p>0,573561678434562</text:p>
          </table:table-cell>
          <table:table-cell table:formula="of:=SIN([.E23])" office:value-type="float" office:value="0.515024397019754" calcext:value-type="float">
            <text:p>0,515024397019754</text:p>
          </table:table-cell>
          <table:table-cell table:formula="of:= 1 / [.$J$6] * SQRT([.F23]^2 + [.G23]^2 + 2 * [.F23] * [.G23] * [.$J$7])" office:value-type="float" office:value="1.63090458166689" calcext:value-type="float">
            <text:p>1,63090458166689</text:p>
          </table:table-cell>
          <table:table-cell table:number-columns-repeated="3"/>
          <table:table-cell table:formula="of:=[.F13]/2 * 3.1415 / 180" office:value-type="float" office:value="1.04716666666667" calcext:value-type="float">
            <text:p>1,04716666666667</text:p>
          </table:table-cell>
          <table:table-cell table:formula="of:=([.G13]-180) * 3.1415/180" office:value-type="float" office:value="0.567215277777778" calcext:value-type="float">
            <text:p>0,567215277777778</text:p>
          </table:table-cell>
          <table:table-cell table:formula="of:== (1/([.$J$6])) * SQRT(SIN([.L23])*SIN([.L23]) + SIN([.M23])*SIN([.M23]) + 2* SIN([.L23])*SIN([.M23])*[.$J$7])" office:value-type="float" office:value="2.10923610258188" calcext:value-type="float">
            <text:p>2,10923610258188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40" calcext:value-type="float">
            <text:p>40</text:p>
          </table:table-cell>
          <table:table-cell table:formula="of:=[.$G$1] + [.A24]-[.B24]" office:value-type="float" office:value="26.5" calcext:value-type="float">
            <text:p>26,5</text:p>
          </table:table-cell>
          <table:table-cell table:formula="of:=[.B24]*3.1415 / 180" office:value-type="float" office:value="0.698111111111111" calcext:value-type="float">
            <text:p>0,698111111111111</text:p>
          </table:table-cell>
          <table:table-cell table:formula="of:=[.C24]*3.1415 / 180" office:value-type="float" office:value="0.462498611111111" calcext:value-type="float">
            <text:p>0,462498611111111</text:p>
          </table:table-cell>
          <table:table-cell table:formula="of:=SIN([.D24])" office:value-type="float" office:value="0.642771836935269" calcext:value-type="float">
            <text:p>0,642771836935269</text:p>
          </table:table-cell>
          <table:table-cell table:formula="of:=SIN([.E24])" office:value-type="float" office:value="0.446185605566339" calcext:value-type="float">
            <text:p>0,446185605566339</text:p>
          </table:table-cell>
          <table:table-cell table:formula="of:= 1 / [.$J$6] * SQRT([.F24]^2 + [.G24]^2 + 2 * [.F24] * [.G24] * [.$J$7])" office:value-type="float" office:value="1.63449476796839" calcext:value-type="float">
            <text:p>1,63449476796839</text:p>
          </table:table-cell>
          <table:table-cell table:number-columns-repeated="3"/>
          <table:table-cell table:formula="of:=[.F14]/2 * 3.1415 / 18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45" calcext:value-type="float">
            <text:p>45</text:p>
          </table:table-cell>
          <table:table-cell table:formula="of:=[.$G$1] + [.A25]-[.B25]" office:value-type="float" office:value="22.5" calcext:value-type="float">
            <text:p>22,5</text:p>
          </table:table-cell>
          <table:table-cell table:formula="of:=[.B25]*3.1415 / 180" office:value-type="float" office:value="0.785375" calcext:value-type="float">
            <text:p>0,785375</text:p>
          </table:table-cell>
          <table:table-cell table:formula="of:=[.C25]*3.1415 / 180" office:value-type="float" office:value="0.3926875" calcext:value-type="float">
            <text:p>0,3926875</text:p>
          </table:table-cell>
          <table:table-cell table:formula="of:=SIN([.D25])" office:value-type="float" office:value="0.707090402001441" calcext:value-type="float">
            <text:p>0,707090402001441</text:p>
          </table:table-cell>
          <table:table-cell table:formula="of:=SIN([.E25])" office:value-type="float" office:value="0.382672732245021" calcext:value-type="float">
            <text:p>0,382672732245021</text:p>
          </table:table-cell>
          <table:table-cell table:formula="of:= 1 / [.$J$6] * SQRT([.F25]^2 + [.G25]^2 + 2 * [.F25] * [.G25] * [.$J$7])" office:value-type="float" office:value="1.64141699085374" calcext:value-type="float">
            <text:p>1,64141699085374</text:p>
          </table:table-cell>
          <table:table-cell table:number-columns-repeated="3"/>
          <table:table-cell table:formula="of:=[.F15]/2 * 3.1415 / 180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50" calcext:value-type="float">
            <text:p>50</text:p>
          </table:table-cell>
          <table:table-cell table:formula="of:=[.$G$1] + [.A26]-[.B26]" office:value-type="float" office:value="18.5" calcext:value-type="float">
            <text:p>18,5</text:p>
          </table:table-cell>
          <table:table-cell table:formula="of:=[.B26]*3.1415 / 180" office:value-type="float" office:value="0.872638888888889" calcext:value-type="float">
            <text:p>0,872638888888889</text:p>
          </table:table-cell>
          <table:table-cell table:formula="of:=[.C26]*3.1415 / 180" office:value-type="float" office:value="0.322876388888889" calcext:value-type="float">
            <text:p>0,322876388888889</text:p>
          </table:table-cell>
          <table:table-cell table:formula="of:=SIN([.D26])" office:value-type="float" office:value="0.766027899370958" calcext:value-type="float">
            <text:p>0,766027899370958</text:p>
          </table:table-cell>
          <table:table-cell table:formula="of:=SIN([.E26])" office:value-type="float" office:value="0.317295625760525" calcext:value-type="float">
            <text:p>0,317295625760525</text:p>
          </table:table-cell>
          <table:table-cell table:formula="of:= 1 / [.$J$6] * SQRT([.F26]^2 + [.G26]^2 + 2 * [.F26] * [.G26] * [.$J$7])" office:value-type="float" office:value="1.64008918744018" calcext:value-type="float">
            <text:p>1,6400891874401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$G$1] + [.A27]-[.B27]" office:value-type="float" office:value="15" calcext:value-type="float">
            <text:p>15</text:p>
          </table:table-cell>
          <table:table-cell table:formula="of:=[.B27]*3.1415 / 180" office:value-type="float" office:value="0.959902777777778" calcext:value-type="float">
            <text:p>0,959902777777778</text:p>
          </table:table-cell>
          <table:table-cell table:formula="of:=[.C27]*3.1415 / 180" office:value-type="float" office:value="0.261791666666667" calcext:value-type="float">
            <text:p>0,261791666666667</text:p>
          </table:table-cell>
          <table:table-cell table:formula="of:=SIN([.D27])" office:value-type="float" office:value="0.819135805541986" calcext:value-type="float">
            <text:p>0,819135805541986</text:p>
          </table:table-cell>
          <table:table-cell table:formula="of:=SIN([.E27])" office:value-type="float" office:value="0.258811587053533" calcext:value-type="float">
            <text:p>0,258811587053533</text:p>
          </table:table-cell>
          <table:table-cell table:formula="of:= 1 / [.$J$6] * SQRT([.F27]^2 + [.G27]^2 + 2 * [.F27] * [.G27] * [.$J$7])" office:value-type="float" office:value="1.64179850023341" calcext:value-type="float">
            <text:p>1,6417985002334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[.$G$1] + [.A28]-[.B28]" office:value-type="float" office:value="12" calcext:value-type="float">
            <text:p>12</text:p>
          </table:table-cell>
          <table:table-cell table:formula="of:=[.B28]*3.1415 / 180" office:value-type="float" office:value="1.04716666666667" calcext:value-type="float">
            <text:p>1,04716666666667</text:p>
          </table:table-cell>
          <table:table-cell table:formula="of:=[.C28]*3.1415 / 180" office:value-type="float" office:value="0.209433333333333" calcext:value-type="float">
            <text:p>0,209433333333333</text:p>
          </table:table-cell>
          <table:table-cell table:formula="of:=SIN([.D28])" office:value-type="float" office:value="0.866009961106445" calcext:value-type="float">
            <text:p>0,866009961106445</text:p>
          </table:table-cell>
          <table:table-cell table:formula="of:=SIN([.E28])" office:value-type="float" office:value="0.207905648888023" calcext:value-type="float">
            <text:p>0,207905648888023</text:p>
          </table:table-cell>
          <table:table-cell table:formula="of:= 1 / [.$J$6] * SQRT([.F28]^2 + [.G28]^2 + 2 * [.F28] * [.G28] * [.$J$7])" office:value-type="float" office:value="1.6460726469866" calcext:value-type="float">
            <text:p>1,6460726469866</text:p>
          </table:table-cell>
          <table:table-cell table:number-columns-repeated="6"/>
        </table:table-row>
        <table:table-row table:style-name="ro1">
          <table:table-cell table:style-name="Default"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phi2</text:p>
          </table:table-cell>
          <table:table-cell office:value-type="string" calcext:value-type="string">
            <text:p>НЕОБЫКН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РАДИАНЫ</text:p>
          </table:table-cell>
          <table:table-cell/>
          <table:table-cell office:value-type="string" calcext:value-type="string">
            <text:p>СИНУСЫ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Полное внутреннее отражение 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необыкновенная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$G$1] + [.A31]-[.B31]" office:value-type="float" office:value="68" calcext:value-type="float">
            <text:p>68</text:p>
          </table:table-cell>
          <table:table-cell table:formula="of:=[.B31]*3.1415 / 180" office:value-type="float" office:value="0" calcext:value-type="float">
            <text:p>0</text:p>
          </table:table-cell>
          <table:table-cell table:formula="of:=[.C31]*3.1415 / 180" office:value-type="float" office:value="1.18678888888889" calcext:value-type="float">
            <text:p>1,18678888888889</text:p>
          </table:table-cell>
          <table:table-cell table:formula="of:=SIN([.D31])" office:value-type="float" office:value="0" calcext:value-type="float">
            <text:p>0</text:p>
          </table:table-cell>
          <table:table-cell table:formula="of:=SIN([.E31])" office:value-type="float" office:value="0.92717074184379" calcext:value-type="float">
            <text:p>0,92717074184379</text:p>
          </table:table-cell>
          <table:table-cell table:formula="of:= 1 / [.$J$6] * SQRT([.F31]^2 + [.G31]^2 + 2 * [.F31] * [.G31] * [.$J$7])" office:value-type="float" office:value="1.47332541707793" calcext:value-type="float">
            <text:p>1,47332541707793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string" calcext:value-type="string">
            <text:p>обыкновенная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$G$1] + [.A32]-[.B32]" office:value-type="float" office:value="59" calcext:value-type="float">
            <text:p>59</text:p>
          </table:table-cell>
          <table:table-cell table:formula="of:=[.B32]*3.1415 / 180" office:value-type="float" office:value="0.0872638888888889" calcext:value-type="float">
            <text:p>0,087263888888889</text:p>
          </table:table-cell>
          <table:table-cell table:formula="of:=[.C32]*3.1415 / 180" office:value-type="float" office:value="1.02971388888889" calcext:value-type="float">
            <text:p>1,02971388888889</text:p>
          </table:table-cell>
          <table:table-cell table:formula="of:=SIN([.D32])" office:value-type="float" office:value="0.0871531788302887" calcext:value-type="float">
            <text:p>0,087153178830289</text:p>
          </table:table-cell>
          <table:table-cell table:formula="of:=SIN([.E32])" office:value-type="float" office:value="0.857151658709796" calcext:value-type="float">
            <text:p>0,857151658709796</text:p>
          </table:table-cell>
          <table:table-cell table:formula="of:= 1 / [.$J$6] * SQRT([.F32]^2 + [.G32]^2 + 2 * [.F32] * [.G32] * [.$J$7])" office:value-type="float" office:value="1.47227270393681" calcext:value-type="float">
            <text:p>1,4722727039368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$G$1] + [.A33]-[.B33]" office:value-type="float" office:value="52" calcext:value-type="float">
            <text:p>52</text:p>
          </table:table-cell>
          <table:table-cell table:formula="of:=[.B33]*3.1415 / 180" office:value-type="float" office:value="0.174527777777778" calcext:value-type="float">
            <text:p>0,174527777777778</text:p>
          </table:table-cell>
          <table:table-cell table:formula="of:=[.C33]*3.1415 / 180" office:value-type="float" office:value="0.907544444444445" calcext:value-type="float">
            <text:p>0,907544444444445</text:p>
          </table:table-cell>
          <table:table-cell table:formula="of:=SIN([.D33])" office:value-type="float" office:value="0.173643108443876" calcext:value-type="float">
            <text:p>0,173643108443876</text:p>
          </table:table-cell>
          <table:table-cell table:formula="of:=SIN([.E33])" office:value-type="float" office:value="0.787994274164545" calcext:value-type="float">
            <text:p>0,787994274164545</text:p>
          </table:table-cell>
          <table:table-cell table:formula="of:= 1 / [.$J$6] * SQRT([.F33]^2 + [.G33]^2 + 2 * [.F33] * [.G33] * [.$J$7])" office:value-type="float" office:value="1.47685023493218" calcext:value-type="float">
            <text:p>1,4768502349321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$G$1] + [.A34]-[.B34]" office:value-type="float" office:value="46" calcext:value-type="float">
            <text:p>46</text:p>
          </table:table-cell>
          <table:table-cell table:formula="of:=[.B34]*3.1415 / 180" office:value-type="float" office:value="0.261791666666667" calcext:value-type="float">
            <text:p>0,261791666666667</text:p>
          </table:table-cell>
          <table:table-cell table:formula="of:=[.C34]*3.1415 / 180" office:value-type="float" office:value="0.802827777777778" calcext:value-type="float">
            <text:p>0,802827777777778</text:p>
          </table:table-cell>
          <table:table-cell table:formula="of:=SIN([.D34])" office:value-type="float" office:value="0.258811587053533" calcext:value-type="float">
            <text:p>0,258811587053533</text:p>
          </table:table-cell>
          <table:table-cell table:formula="of:=SIN([.E34])" office:value-type="float" office:value="0.719323351919123" calcext:value-type="float">
            <text:p>0,719323351919123</text:p>
          </table:table-cell>
          <table:table-cell table:formula="of:= 1 / [.$J$6] * SQRT([.F34]^2 + [.G34]^2 + 2 * [.F34] * [.G34] * [.$J$7])" office:value-type="float" office:value="1.4853845553555" calcext:value-type="float">
            <text:p>1,485384555355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$G$1] + [.A35]-[.B35]" office:value-type="float" office:value="40" calcext:value-type="float">
            <text:p>40</text:p>
          </table:table-cell>
          <table:table-cell table:formula="of:=[.B35]*3.1415 / 180" office:value-type="float" office:value="0.349055555555556" calcext:value-type="float">
            <text:p>0,349055555555556</text:p>
          </table:table-cell>
          <table:table-cell table:formula="of:=[.C35]*3.1415 / 180" office:value-type="float" office:value="0.698111111111111" calcext:value-type="float">
            <text:p>0,698111111111111</text:p>
          </table:table-cell>
          <table:table-cell table:formula="of:=SIN([.D35])" office:value-type="float" office:value="0.342010469319254" calcext:value-type="float">
            <text:p>0,342010469319254</text:p>
          </table:table-cell>
          <table:table-cell table:formula="of:=SIN([.E35])" office:value-type="float" office:value="0.642771836935269" calcext:value-type="float">
            <text:p>0,642771836935269</text:p>
          </table:table-cell>
          <table:table-cell table:formula="of:= 1 / [.$J$6] * SQRT([.F35]^2 + [.G35]^2 + 2 * [.F35] * [.G35] * [.$J$7])" office:value-type="float" office:value="1.48372115235629" calcext:value-type="float">
            <text:p>1,4837211523562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$G$1] + [.A36]-[.B36]" office:value-type="float" office:value="35" calcext:value-type="float">
            <text:p>35</text:p>
          </table:table-cell>
          <table:table-cell table:formula="of:=[.B36]*3.1415 / 180" office:value-type="float" office:value="0.436319444444445" calcext:value-type="float">
            <text:p>0,436319444444445</text:p>
          </table:table-cell>
          <table:table-cell table:formula="of:=[.C36]*3.1415 / 180" office:value-type="float" office:value="0.610847222222222" calcext:value-type="float">
            <text:p>0,610847222222222</text:p>
          </table:table-cell>
          <table:table-cell table:formula="of:=SIN([.D36])" office:value-type="float" office:value="0.422606598834884" calcext:value-type="float">
            <text:p>0,422606598834884</text:p>
          </table:table-cell>
          <table:table-cell table:formula="of:=SIN([.E36])" office:value-type="float" office:value="0.573561678434562" calcext:value-type="float">
            <text:p>0,573561678434562</text:p>
          </table:table-cell>
          <table:table-cell table:formula="of:= 1 / [.$J$6] * SQRT([.F36]^2 + [.G36]^2 + 2 * [.F36] * [.G36] * [.$J$7])" office:value-type="float" office:value="1.49432175016543" calcext:value-type="float">
            <text:p>1,4943217501654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formula="of:=[.$G$1] + [.A37]-[.B37]" office:value-type="float" office:value="30" calcext:value-type="float">
            <text:p>30</text:p>
          </table:table-cell>
          <table:table-cell table:formula="of:=[.B37]*3.1415 / 180" office:value-type="float" office:value="0.523583333333333" calcext:value-type="float">
            <text:p>0,523583333333333</text:p>
          </table:table-cell>
          <table:table-cell table:formula="of:=[.C37]*3.1415 / 180" office:value-type="float" office:value="0.523583333333333" calcext:value-type="float">
            <text:p>0,523583333333333</text:p>
          </table:table-cell>
          <table:table-cell table:formula="of:=SIN([.D37])" office:value-type="float" office:value="0.499986626546633" calcext:value-type="float">
            <text:p>0,499986626546633</text:p>
          </table:table-cell>
          <table:table-cell table:formula="of:=SIN([.E37])" office:value-type="float" office:value="0.499986626546633" calcext:value-type="float">
            <text:p>0,499986626546633</text:p>
          </table:table-cell>
          <table:table-cell table:formula="of:= 1 / [.$J$6] * SQRT([.F37]^2 + [.G37]^2 + 2 * [.F37] * [.G37] * [.$J$7])" office:value-type="float" office:value="1.49787455001903" calcext:value-type="float">
            <text:p>1,49787455001903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5" calcext:value-type="float">
            <text:p>35</text:p>
          </table:table-cell>
          <table:table-cell table:formula="of:=[.$G$1] + [.A38]-[.B38]" office:value-type="float" office:value="25.5" calcext:value-type="float">
            <text:p>25,5</text:p>
          </table:table-cell>
          <table:table-cell table:formula="of:=[.B38]*3.1415 / 180" office:value-type="float" office:value="0.610847222222222" calcext:value-type="float">
            <text:p>0,610847222222222</text:p>
          </table:table-cell>
          <table:table-cell table:formula="of:=[.C38]*3.1415 / 180" office:value-type="float" office:value="0.445045833333333" calcext:value-type="float">
            <text:p>0,445045833333333</text:p>
          </table:table-cell>
          <table:table-cell table:formula="of:=SIN([.D38])" office:value-type="float" office:value="0.573561678434562" calcext:value-type="float">
            <text:p>0,573561678434562</text:p>
          </table:table-cell>
          <table:table-cell table:formula="of:=SIN([.E38])" office:value-type="float" office:value="0.430499249504261" calcext:value-type="float">
            <text:p>0,430499249504261</text:p>
          </table:table-cell>
          <table:table-cell table:formula="of:= 1 / [.$J$6] * SQRT([.F38]^2 + [.G38]^2 + 2 * [.F38] * [.G38] * [.$J$7])" office:value-type="float" office:value="1.50591065590765" calcext:value-type="float">
            <text:p>1,5059106559076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$G$1] + [.A39]-[.B39]" office:value-type="float" office:value="21" calcext:value-type="float">
            <text:p>21</text:p>
          </table:table-cell>
          <table:table-cell table:formula="of:=[.B39]*3.1415 / 180" office:value-type="float" office:value="0.698111111111111" calcext:value-type="float">
            <text:p>0,698111111111111</text:p>
          </table:table-cell>
          <table:table-cell table:formula="of:=[.C39]*3.1415 / 180" office:value-type="float" office:value="0.366508333333333" calcext:value-type="float">
            <text:p>0,366508333333333</text:p>
          </table:table-cell>
          <table:table-cell table:formula="of:=SIN([.D39])" office:value-type="float" office:value="0.642771836935269" calcext:value-type="float">
            <text:p>0,642771836935269</text:p>
          </table:table-cell>
          <table:table-cell table:formula="of:=SIN([.E39])" office:value-type="float" office:value="0.358357857906945" calcext:value-type="float">
            <text:p>0,358357857906945</text:p>
          </table:table-cell>
          <table:table-cell table:formula="of:= 1 / [.$J$6] * SQRT([.F39]^2 + [.G39]^2 + 2 * [.F39] * [.G39] * [.$J$7])" office:value-type="float" office:value="1.50717589073304" calcext:value-type="float">
            <text:p>1,5071758907330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[.$G$1] + [.A40]-[.B40]" office:value-type="float" office:value="17" calcext:value-type="float">
            <text:p>17</text:p>
          </table:table-cell>
          <table:table-cell table:formula="of:=[.B40]*3.1415 / 180" office:value-type="float" office:value="0.785375" calcext:value-type="float">
            <text:p>0,785375</text:p>
          </table:table-cell>
          <table:table-cell table:formula="of:=[.C40]*3.1415 / 180" office:value-type="float" office:value="0.296697222222222" calcext:value-type="float">
            <text:p>0,296697222222222</text:p>
          </table:table-cell>
          <table:table-cell table:formula="of:=SIN([.D40])" office:value-type="float" office:value="0.707090402001441" calcext:value-type="float">
            <text:p>0,707090402001441</text:p>
          </table:table-cell>
          <table:table-cell table:formula="of:=SIN([.E40])" office:value-type="float" office:value="0.292363336455066" calcext:value-type="float">
            <text:p>0,292363336455066</text:p>
          </table:table-cell>
          <table:table-cell table:formula="of:= 1 / [.$J$6] * SQRT([.F40]^2 + [.G40]^2 + 2 * [.F40] * [.G40] * [.$J$7])" office:value-type="float" office:value="1.51317182065102" calcext:value-type="float">
            <text:p>1,51317182065102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50" calcext:value-type="float">
            <text:p>50</text:p>
          </table:table-cell>
          <table:table-cell table:formula="of:=[.$G$1] + [.A41]-[.B41]" office:value-type="float" office:value="13.5" calcext:value-type="float">
            <text:p>13,5</text:p>
          </table:table-cell>
          <table:table-cell table:formula="of:=[.B41]*3.1415 / 180" office:value-type="float" office:value="0.872638888888889" calcext:value-type="float">
            <text:p>0,872638888888889</text:p>
          </table:table-cell>
          <table:table-cell table:formula="of:=[.C41]*3.1415 / 180" office:value-type="float" office:value="0.2356125" calcext:value-type="float">
            <text:p>0,2356125</text:p>
          </table:table-cell>
          <table:table-cell table:formula="of:=SIN([.D41])" office:value-type="float" office:value="0.766027899370958" calcext:value-type="float">
            <text:p>0,766027899370958</text:p>
          </table:table-cell>
          <table:table-cell table:formula="of:=SIN([.E41])" office:value-type="float" office:value="0.233438606832989" calcext:value-type="float">
            <text:p>0,233438606832989</text:p>
          </table:table-cell>
          <table:table-cell table:formula="of:= 1 / [.$J$6] * SQRT([.F41]^2 + [.G41]^2 + 2 * [.F41] * [.G41] * [.$J$7])" office:value-type="float" office:value="1.52353520420267" calcext:value-type="float">
            <text:p>1,52353520420267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55" calcext:value-type="float">
            <text:p>55</text:p>
          </table:table-cell>
          <table:table-cell table:formula="of:=[.$G$1] + [.A42]-[.B42]" office:value-type="float" office:value="9.5" calcext:value-type="float">
            <text:p>9,5</text:p>
          </table:table-cell>
          <table:table-cell table:formula="of:=[.B42]*3.1415 / 180" office:value-type="float" office:value="0.959902777777778" calcext:value-type="float">
            <text:p>0,959902777777778</text:p>
          </table:table-cell>
          <table:table-cell table:formula="of:=[.C42]*3.1415 / 180" office:value-type="float" office:value="0.165801388888889" calcext:value-type="float">
            <text:p>0,165801388888889</text:p>
          </table:table-cell>
          <table:table-cell table:formula="of:=SIN([.D42])" office:value-type="float" office:value="0.819135805541986" calcext:value-type="float">
            <text:p>0,819135805541986</text:p>
          </table:table-cell>
          <table:table-cell table:formula="of:=SIN([.E42])" office:value-type="float" office:value="0.165042782872234" calcext:value-type="float">
            <text:p>0,165042782872234</text:p>
          </table:table-cell>
          <table:table-cell table:formula="of:= 1 / [.$J$6] * SQRT([.F42]^2 + [.G42]^2 + 2 * [.F42] * [.G42] * [.$J$7])" office:value-type="float" office:value="1.51449086695892" calcext:value-type="float">
            <text:p>1,51449086695892</text:p>
          </table:table-cell>
          <table:table-cell table:number-columns-repeated="6"/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60" calcext:value-type="float">
            <text:p>60</text:p>
          </table:table-cell>
          <table:table-cell table:formula="of:=[.$G$1] + [.A43]-[.B43]" office:value-type="float" office:value="6.5" calcext:value-type="float">
            <text:p>6,5</text:p>
          </table:table-cell>
          <table:table-cell table:formula="of:=[.B43]*3.1415 / 180" office:value-type="float" office:value="1.04716666666667" calcext:value-type="float">
            <text:p>1,04716666666667</text:p>
          </table:table-cell>
          <table:table-cell table:formula="of:=[.C43]*3.1415 / 180" office:value-type="float" office:value="0.113443055555556" calcext:value-type="float">
            <text:p>0,113443055555556</text:p>
          </table:table-cell>
          <table:table-cell table:formula="of:=SIN([.D43])" office:value-type="float" office:value="0.866009961106445" calcext:value-type="float">
            <text:p>0,866009961106445</text:p>
          </table:table-cell>
          <table:table-cell table:formula="of:=SIN([.E43])" office:value-type="float" office:value="0.113199889450637" calcext:value-type="float">
            <text:p>0,113199889450637</text:p>
          </table:table-cell>
          <table:table-cell table:formula="of:= 1 / [.$J$6] * SQRT([.F43]^2 + [.G43]^2 + 2 * [.F43] * [.G43] * [.$J$7])" office:value-type="float" office:value="1.52015415884692" calcext:value-type="float">
            <text:p>1,5201541588469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90" calcext:value-type="float">
            <text:p>-90</text:p>
          </table:table-cell>
          <table:table-cell table:formula="of:=[.B44]*3.1415 / 180" office:value-type="float" office:value="0.104716666666667" calcext:value-type="float">
            <text:p>0,104716666666667</text:p>
          </table:table-cell>
          <table:table-cell table:formula="of:=[.C44]*3.1415 / 180" office:value-type="float" office:value="-1.57075" calcext:value-type="float">
            <text:p>-1,57075</text:p>
          </table:table-cell>
          <table:table-cell table:formula="of:=SIN([.D44])" office:value-type="float" office:value="0.10452539173303" calcext:value-type="float">
            <text:p>0,10452539173303</text:p>
          </table:table-cell>
          <table:table-cell table:formula="of:=SIN([.E44])" office:value-type="float" office:value="-0.999999998926914" calcext:value-type="float">
            <text:p>-0,999999998926914</text:p>
          </table:table-cell>
          <table:table-cell table:formula="of:= 1 / [.$J$6] * SQRT([.F44]^2 + [.G44]^2 + 2 * [.F44] * [.G44] * [.$J$7])" office:value-type="float" office:value="1.46370863302011" calcext:value-type="float">
            <text:p>1,46370863302011</text:p>
          </table:table-cell>
          <table:table-cell table:number-columns-repeated="6"/>
        </table:table-row>
        <table:table-row table:style-name="ro1" table:number-rows-repeated="9">
          <table:table-cell table:style-name="Default" table:number-columns-repeated="8"/>
          <table:table-cell table:number-columns-repeated="6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7.5" calcext:value-type="float">
            <text:p>27,5</text:p>
          </table:table-cell>
          <table:table-cell table:style-name="ce3" office:value-type="float" office:value="28.5" calcext:value-type="float">
            <text:p>28,5</text:p>
          </table:table-cell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φ2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φ1</text:p>
          </table:table-cell>
          <table:table-cell/>
        </table:table-row>
        <table:table-row table:style-name="ro3">
          <table:table-cell table:number-columns-repeated="12" table:style-name="ce3" office:value-type="float" office:value="0.5" calcext:value-type="float">
            <text:p>0,5</text:p>
          </table:table-cell>
          <table:table-cell table:style-name="ce9" office:value-type="string" calcext:value-type="string">
            <text:p>σ(<text:span text:style-name="T1">φ)</text:span></text:p>
          </table:table-cell>
          <table:table-cell/>
        </table:table-row>
        <table:table-row table:style-name="ro2">
          <table:table-cell table:style-name="ce3" table:formula="of:=[.$G$1] + [.A54]-[.A55]" office:value-type="float" office:value="74" calcext:value-type="float">
            <text:p>74</text:p>
          </table:table-cell>
          <table:table-cell table:style-name="ce3" table:formula="of:=[.$G$1] + [.B54]-[.B55]" office:value-type="float" office:value="63" calcext:value-type="float">
            <text:p>63</text:p>
          </table:table-cell>
          <table:table-cell table:style-name="ce3" table:formula="of:=[.$G$1] + [.C54]-[.C55]" office:value-type="float" office:value="55" calcext:value-type="float">
            <text:p>55</text:p>
          </table:table-cell>
          <table:table-cell table:style-name="ce3" table:formula="of:=[.$G$1] + [.D54]-[.D55]" office:value-type="float" office:value="48" calcext:value-type="float">
            <text:p>48</text:p>
          </table:table-cell>
          <table:table-cell table:style-name="ce3" table:formula="of:=[.$G$1] + [.E54]-[.E55]" office:value-type="float" office:value="42" calcext:value-type="float">
            <text:p>42</text:p>
          </table:table-cell>
          <table:table-cell table:style-name="ce3" table:formula="of:=[.$G$1] + [.F54]-[.F55]" office:value-type="float" office:value="36" calcext:value-type="float">
            <text:p>36</text:p>
          </table:table-cell>
          <table:table-cell table:style-name="ce3" table:formula="of:=[.$G$1] + [.G54]-[.G55]" office:value-type="float" office:value="31" calcext:value-type="float">
            <text:p>31</text:p>
          </table:table-cell>
          <table:table-cell table:style-name="ce3" table:formula="of:=[.$G$1] + [.H54]-[.H55]" office:value-type="float" office:value="26.5" calcext:value-type="float">
            <text:p>26,5</text:p>
          </table:table-cell>
          <table:table-cell table:style-name="ce3" table:formula="of:=[.$G$1] + [.I54]-[.I55]" office:value-type="float" office:value="22.5" calcext:value-type="float">
            <text:p>22,5</text:p>
          </table:table-cell>
          <table:table-cell table:style-name="ce3" table:formula="of:=[.$G$1] + [.J54]-[.J55]" office:value-type="float" office:value="18.5" calcext:value-type="float">
            <text:p>18,5</text:p>
          </table:table-cell>
          <table:table-cell table:style-name="ce3" table:formula="of:=[.$G$1] + [.K54]-[.K55]" office:value-type="float" office:value="15" calcext:value-type="float">
            <text:p>15</text:p>
          </table:table-cell>
          <table:table-cell table:style-name="ce3" table:formula="of:=[.$G$1] + [.L54]-[.L55]" office:value-type="float" office:value="12" calcext:value-type="float">
            <text:p>12</text:p>
          </table:table-cell>
          <table:table-cell table:style-name="ce10" office:value-type="string" calcext:value-type="string">
            <text:p>ψ</text:p>
          </table:table-cell>
          <table:table-cell/>
        </table:table-row>
        <table:table-row table:style-name="ro3">
          <table:table-cell table:number-columns-repeated="12"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σ(<text:span text:style-name="T1">ψ</text:span>)</text:p>
          </table:table-cell>
          <table:table-cell/>
        </table:table-row>
        <table:table-row table:style-name="ro2">
          <table:table-cell table:style-name="ce4" table:formula="of:=[.A55]*3.1415 / 180" office:value-type="float" office:value="0.0872638888888889" calcext:value-type="float">
            <text:p>0,087</text:p>
          </table:table-cell>
          <table:table-cell table:style-name="ce4" table:formula="of:=[.B55]*3.1415 / 180" office:value-type="float" office:value="0.174527777777778" calcext:value-type="float">
            <text:p>0,175</text:p>
          </table:table-cell>
          <table:table-cell table:style-name="ce4" table:formula="of:=[.C55]*3.1415 / 180" office:value-type="float" office:value="0.261791666666667" calcext:value-type="float">
            <text:p>0,262</text:p>
          </table:table-cell>
          <table:table-cell table:style-name="ce4" table:formula="of:=[.D55]*3.1415 / 180" office:value-type="float" office:value="0.349055555555556" calcext:value-type="float">
            <text:p>0,349</text:p>
          </table:table-cell>
          <table:table-cell table:style-name="ce4" table:formula="of:=[.E55]*3.1415 / 180" office:value-type="float" office:value="0.436319444444445" calcext:value-type="float">
            <text:p>0,436</text:p>
          </table:table-cell>
          <table:table-cell table:style-name="ce4" table:formula="of:=[.F55]*3.1415 / 180" office:value-type="float" office:value="0.523583333333333" calcext:value-type="float">
            <text:p>0,524</text:p>
          </table:table-cell>
          <table:table-cell table:style-name="ce4" table:formula="of:=[.G55]*3.1415 / 180" office:value-type="float" office:value="0.610847222222222" calcext:value-type="float">
            <text:p>0,611</text:p>
          </table:table-cell>
          <table:table-cell table:style-name="ce4" table:formula="of:=[.H55]*3.1415 / 180" office:value-type="float" office:value="0.698111111111111" calcext:value-type="float">
            <text:p>0,698</text:p>
          </table:table-cell>
          <table:table-cell table:style-name="ce4" table:formula="of:=[.I55]*3.1415 / 180" office:value-type="float" office:value="0.785375" calcext:value-type="float">
            <text:p>0,785</text:p>
          </table:table-cell>
          <table:table-cell table:style-name="ce4" table:formula="of:=[.J55]*3.1415 / 180" office:value-type="float" office:value="0.872638888888889" calcext:value-type="float">
            <text:p>0,873</text:p>
          </table:table-cell>
          <table:table-cell table:style-name="ce4" table:formula="of:=[.K55]*3.1415 / 180" office:value-type="float" office:value="0.959902777777778" calcext:value-type="float">
            <text:p>0,960</text:p>
          </table:table-cell>
          <table:table-cell table:style-name="ce4" table:formula="of:=[.L55]*3.1415 / 180" office:value-type="float" office:value="1.04716666666667" calcext:value-type="float">
            <text:p>1,047</text:p>
          </table:table-cell>
          <table:table-cell table:style-name="ce8" office:value-type="string" calcext:value-type="string">
            <text:p>φ1</text:p>
          </table:table-cell>
          <table:table-cell/>
        </table:table-row>
        <table:table-row table:style-name="ro3">
          <table:table-cell table:number-columns-repeated="12" table:style-name="ce3" office:value-type="float" office:value="0.008" calcext:value-type="float">
            <text:p>0,008</text:p>
          </table:table-cell>
          <table:table-cell table:style-name="ce9" office:value-type="string" calcext:value-type="string">
            <text:p>σ(<text:span text:style-name="T1">φ)</text:span></text:p>
          </table:table-cell>
          <table:table-cell/>
        </table:table-row>
        <table:table-row table:style-name="ro2">
          <table:table-cell table:style-name="ce5" table:formula="of:=[.A57]*3.1415 / 180" office:value-type="float" office:value="1.29150555555556" calcext:value-type="float">
            <text:p>1,29</text:p>
          </table:table-cell>
          <table:table-cell table:style-name="ce5" table:formula="of:=[.B57]*3.1415 / 180" office:value-type="float" office:value="1.099525" calcext:value-type="float">
            <text:p>1,10</text:p>
          </table:table-cell>
          <table:table-cell table:style-name="ce5" table:formula="of:=[.C57]*3.1415 / 180" office:value-type="float" office:value="0.959902777777778" calcext:value-type="float">
            <text:p>0,96</text:p>
          </table:table-cell>
          <table:table-cell table:style-name="ce5" table:formula="of:=[.D57]*3.1415 / 180" office:value-type="float" office:value="0.837733333333333" calcext:value-type="float">
            <text:p>0,84</text:p>
          </table:table-cell>
          <table:table-cell table:style-name="ce5" table:formula="of:=[.E57]*3.1415 / 180" office:value-type="float" office:value="0.733016666666667" calcext:value-type="float">
            <text:p>0,73</text:p>
          </table:table-cell>
          <table:table-cell table:style-name="ce5" table:formula="of:=[.F57]*3.1415 / 180" office:value-type="float" office:value="0.6283" calcext:value-type="float">
            <text:p>0,63</text:p>
          </table:table-cell>
          <table:table-cell table:style-name="ce5" table:formula="of:=[.G57]*3.1415 / 180" office:value-type="float" office:value="0.541036111111111" calcext:value-type="float">
            <text:p>0,54</text:p>
          </table:table-cell>
          <table:table-cell table:style-name="ce5" table:formula="of:=[.H57]*3.1415 / 180" office:value-type="float" office:value="0.462498611111111" calcext:value-type="float">
            <text:p>0,46</text:p>
          </table:table-cell>
          <table:table-cell table:style-name="ce5" table:formula="of:=[.I57]*3.1415 / 180" office:value-type="float" office:value="0.3926875" calcext:value-type="float">
            <text:p>0,39</text:p>
          </table:table-cell>
          <table:table-cell table:style-name="ce5" table:formula="of:=[.J57]*3.1415 / 180" office:value-type="float" office:value="0.322876388888889" calcext:value-type="float">
            <text:p>0,32</text:p>
          </table:table-cell>
          <table:table-cell table:style-name="ce5" table:formula="of:=[.K57]*3.1415 / 180" office:value-type="float" office:value="0.261791666666667" calcext:value-type="float">
            <text:p>0,26</text:p>
          </table:table-cell>
          <table:table-cell table:style-name="ce5" table:formula="of:=[.L57]*3.1415 / 180" office:value-type="float" office:value="0.209433333333333" calcext:value-type="float">
            <text:p>0,21</text:p>
          </table:table-cell>
          <table:table-cell table:style-name="ce10" office:value-type="string" calcext:value-type="string">
            <text:p>ψ</text:p>
          </table:table-cell>
          <table:table-cell/>
        </table:table-row>
        <table:table-row table:style-name="ro3">
          <table:table-cell table:number-columns-repeated="12" table:style-name="ce3" office:value-type="float" office:value="0.02" calcext:value-type="float">
            <text:p>0,02</text:p>
          </table:table-cell>
          <table:table-cell table:style-name="ce8" office:value-type="string" calcext:value-type="string">
            <text:p>σ(<text:span text:style-name="T1">ψ</text:span>)</text:p>
          </table:table-cell>
          <table:table-cell/>
        </table:table-row>
        <table:table-row table:style-name="ro2">
          <table:table-cell table:style-name="ce6" table:formula="of:= 1 / [.$J$6] * SQRT([.A65]^2 + [.A66]^2 + 2 * [.A65] * [.A66] * [.$J$7])" office:value-type="float" office:value="1.63743179995888" calcext:value-type="float">
            <text:p>1,64</text:p>
          </table:table-cell>
          <table:table-cell table:style-name="ce6" table:formula="of:= 1 / [.$J$6] * SQRT([.B65]^2 + [.B66]^2 + 2 * [.B65] * [.B66] * [.$J$7])" office:value-type="float" office:value="1.63949668572202" calcext:value-type="float">
            <text:p>1,64</text:p>
          </table:table-cell>
          <table:table-cell table:style-name="ce6" table:formula="of:= 1 / [.$J$6] * SQRT([.C65]^2 + [.C66]^2 + 2 * [.C65] * [.C66] * [.$J$7])" office:value-type="float" office:value="1.64179850023341" calcext:value-type="float">
            <text:p>1,64</text:p>
          </table:table-cell>
          <table:table-cell table:style-name="ce6" table:formula="of:= 1 / [.$J$6] * SQRT([.D65]^2 + [.D66]^2 + 2 * [.D65] * [.D66] * [.$J$7])" office:value-type="float" office:value="1.63931075757885" calcext:value-type="float">
            <text:p>1,64</text:p>
          </table:table-cell>
          <table:table-cell table:style-name="ce6" table:formula="of:= 1 / [.$J$6] * SQRT([.E65]^2 + [.E66]^2 + 2 * [.E65] * [.E66] * [.$J$7])" office:value-type="float" office:value="1.64052401434495" calcext:value-type="float">
            <text:p>1,64</text:p>
          </table:table-cell>
          <table:table-cell table:style-name="ce6" table:formula="of:= 1 / [.$J$6] * SQRT([.F65]^2 + [.F66]^2 + 2 * [.F65] * [.F66] * [.$J$7])" office:value-type="float" office:value="1.63003210941375" calcext:value-type="float">
            <text:p>1,63</text:p>
          </table:table-cell>
          <table:table-cell table:style-name="ce6" table:formula="of:= 1 / [.$J$6] * SQRT([.G65]^2 + [.G66]^2 + 2 * [.G65] * [.G66] * [.$J$7])" office:value-type="float" office:value="1.63090458166689" calcext:value-type="float">
            <text:p>1,63</text:p>
          </table:table-cell>
          <table:table-cell table:style-name="ce6" table:formula="of:= 1 / [.$J$6] * SQRT([.H65]^2 + [.H66]^2 + 2 * [.H65] * [.H66] * [.$J$7])" office:value-type="float" office:value="1.63449476796839" calcext:value-type="float">
            <text:p>1,63</text:p>
          </table:table-cell>
          <table:table-cell table:style-name="ce6" table:formula="of:= 1 / [.$J$6] * SQRT([.I65]^2 + [.I66]^2 + 2 * [.I65] * [.I66] * [.$J$7])" office:value-type="float" office:value="1.64141699085374" calcext:value-type="float">
            <text:p>1,64</text:p>
          </table:table-cell>
          <table:table-cell table:style-name="ce6" table:formula="of:= 1 / [.$J$6] * SQRT([.J65]^2 + [.J66]^2 + 2 * [.J65] * [.J66] * [.$J$7])" office:value-type="float" office:value="1.64008918744018" calcext:value-type="float">
            <text:p>1,64</text:p>
          </table:table-cell>
          <table:table-cell table:style-name="ce6" table:formula="of:= 1 / [.$J$6] * SQRT([.K65]^2 + [.K66]^2 + 2 * [.K65] * [.K66] * [.$J$7])" office:value-type="float" office:value="1.64179850023341" calcext:value-type="float">
            <text:p>1,64</text:p>
          </table:table-cell>
          <table:table-cell table:style-name="ce6" table:formula="of:= 1 / [.$J$6] * SQRT([.L65]^2 + [.L66]^2 + 2 * [.L65] * [.L66] * [.$J$7])" office:value-type="float" office:value="1.6460726469866" calcext:value-type="float">
            <text:p>1,65</text:p>
          </table:table-cell>
          <table:table-cell table:style-name="ce11" office:value-type="string" calcext:value-type="string">
            <text:p>n</text:p>
          </table:table-cell>
          <table:table-cell/>
        </table:table-row>
        <table:table-row table:style-name="ro2">
          <table:table-cell table:number-columns-repeated="12" table:style-name="ce3" office:value-type="float" office:value="0.11" calcext:value-type="float">
            <text:p>0,11</text:p>
          </table:table-cell>
          <table:table-cell table:style-name="ce8" office:value-type="string" calcext:value-type="string">
            <text:p>σ(n)</text:p>
          </table:table-cell>
          <table:table-cell/>
        </table:table-row>
        <table:table-row table:style-name="ro2">
          <table:table-cell table:style-name="ce7" table:formula="of:=SIN([.A59])" office:value-type="float" office:value="0.0871531788302887" calcext:value-type="float">
            <text:p>0,087</text:p>
          </table:table-cell>
          <table:table-cell table:style-name="ce7" table:formula="of:=SIN([.B59])" office:value-type="float" office:value="0.173643108443876" calcext:value-type="float">
            <text:p>0,174</text:p>
          </table:table-cell>
          <table:table-cell table:style-name="ce7" table:formula="of:=SIN([.C59])" office:value-type="float" office:value="0.258811587053533" calcext:value-type="float">
            <text:p>0,259</text:p>
          </table:table-cell>
          <table:table-cell table:style-name="ce7" table:formula="of:=SIN([.D59])" office:value-type="float" office:value="0.342010469319254" calcext:value-type="float">
            <text:p>0,342</text:p>
          </table:table-cell>
          <table:table-cell table:style-name="ce7" table:formula="of:=SIN([.E59])" office:value-type="float" office:value="0.422606598834884" calcext:value-type="float">
            <text:p>0,423</text:p>
          </table:table-cell>
          <table:table-cell table:style-name="ce7" table:formula="of:=SIN([.F59])" office:value-type="float" office:value="0.499986626546633" calcext:value-type="float">
            <text:p>0,500</text:p>
          </table:table-cell>
          <table:table-cell table:style-name="ce7" table:formula="of:=SIN([.G59])" office:value-type="float" office:value="0.573561678434562" calcext:value-type="float">
            <text:p>0,574</text:p>
          </table:table-cell>
          <table:table-cell table:style-name="ce7" table:formula="of:=SIN([.H59])" office:value-type="float" office:value="0.642771836935269" calcext:value-type="float">
            <text:p>0,643</text:p>
          </table:table-cell>
          <table:table-cell table:style-name="ce7" table:formula="of:=SIN([.I59])" office:value-type="float" office:value="0.707090402001441" calcext:value-type="float">
            <text:p>0,707</text:p>
          </table:table-cell>
          <table:table-cell table:style-name="ce7" table:formula="of:=SIN([.J59])" office:value-type="float" office:value="0.766027899370958" calcext:value-type="float">
            <text:p>0,766</text:p>
          </table:table-cell>
          <table:table-cell table:style-name="ce7" table:formula="of:=SIN([.K59])" office:value-type="float" office:value="0.819135805541986" calcext:value-type="float">
            <text:p>0,819</text:p>
          </table:table-cell>
          <table:table-cell table:style-name="ce7" table:formula="of:=SIN([.L59])" office:value-type="float" office:value="0.866009961106445" calcext:value-type="float">
            <text:p>0,866</text:p>
          </table:table-cell>
          <table:table-cell table:style-name="ce11"/>
          <table:table-cell/>
        </table:table-row>
        <table:table-row table:style-name="ro1">
          <table:table-cell table:style-name="ce7" table:formula="of:=SIN([.A61])" office:value-type="float" office:value="0.961251195960428" calcext:value-type="float">
            <text:p>0,961</text:p>
          </table:table-cell>
          <table:table-cell table:style-name="ce7" table:formula="of:=SIN([.B61])" office:value-type="float" office:value="0.890991801372532" calcext:value-type="float">
            <text:p>0,891</text:p>
          </table:table-cell>
          <table:table-cell table:style-name="ce7" table:formula="of:=SIN([.C61])" office:value-type="float" office:value="0.819135805541986" calcext:value-type="float">
            <text:p>0,819</text:p>
          </table:table-cell>
          <table:table-cell table:style-name="ce7" table:formula="of:=SIN([.D61])" office:value-type="float" office:value="0.743128292623171" calcext:value-type="float">
            <text:p>0,743</text:p>
          </table:table-cell>
          <table:table-cell table:style-name="ce7" table:formula="of:=SIN([.E61])" office:value-type="float" office:value="0.669114540027464" calcext:value-type="float">
            <text:p>0,669</text:p>
          </table:table-cell>
          <table:table-cell table:style-name="ce7" table:formula="of:=SIN([.F61])" office:value-type="float" office:value="0.587770260525809" calcext:value-type="float">
            <text:p>0,588</text:p>
          </table:table-cell>
          <table:table-cell table:style-name="ce7" table:formula="of:=SIN([.G61])" office:value-type="float" office:value="0.515024397019754" calcext:value-type="float">
            <text:p>0,515</text:p>
          </table:table-cell>
          <table:table-cell table:style-name="ce7" table:formula="of:=SIN([.H61])" office:value-type="float" office:value="0.446185605566339" calcext:value-type="float">
            <text:p>0,446</text:p>
          </table:table-cell>
          <table:table-cell table:style-name="ce7" table:formula="of:=SIN([.I61])" office:value-type="float" office:value="0.382672732245021" calcext:value-type="float">
            <text:p>0,383</text:p>
          </table:table-cell>
          <table:table-cell table:style-name="ce7" table:formula="of:=SIN([.J61])" office:value-type="float" office:value="0.317295625760525" calcext:value-type="float">
            <text:p>0,317</text:p>
          </table:table-cell>
          <table:table-cell table:style-name="ce7" table:formula="of:=SIN([.K61])" office:value-type="float" office:value="0.258811587053533" calcext:value-type="float">
            <text:p>0,259</text:p>
          </table:table-cell>
          <table:table-cell table:style-name="ce7" table:formula="of:=SIN([.L61])" office:value-type="float" office:value="0.207905648888023" calcext:value-type="float">
            <text:p>0,2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.00.0000</text:date>, <text:time style:data-style-name="N2" text:time-value="08:40:57.718740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09:08:09.560333776</meta:creation-date>
    <dc:date>2021-04-27T10:16:01.177961629</dc:date>
    <meta:editing-duration>PT43M11S</meta:editing-duration>
    <meta:editing-cycles>2</meta:editing-cycles>
    <meta:generator>LibreOffice/6.4.6.2$Linux_X86_64 LibreOffice_project/40$Build-2</meta:generator>
    <meta:document-statistic meta:table-count="1" meta:cell-count="504" meta:object-count="0"/>
  </office:meta>
</office:document-meta>
</file>